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{</text:p>
      <text:p text:style-name="Normal"><text:s text:c="4"/>"Version": "2012-10-17",</text:p>
      <text:p text:style-name="Normal"><text:s text:c="4"/>"Statement": [</text:p>
      <text:p text:style-name="Normal"><text:s text:c="8"/>{</text:p>
      <text:p text:style-name="Normal"><text:s text:c="12"/>"Sid": "PublicReadGetObject",</text:p>
      <text:p text:style-name="Normal"><text:s text:c="12"/>"Effect": "Allow",</text:p>
      <text:p text:style-name="Normal"><text:s text:c="12"/>"Principal": "*",</text:p>
      <text:p text:style-name="Normal"><text:s text:c="12"/>"Action": [</text:p>
      <text:p text:style-name="Normal"><text:s text:c="16"/>"s3:GetObject"</text:p>
      <text:p text:style-name="Normal"><text:s text:c="12"/>],</text:p>
      <text:p text:style-name="Normal"><text:s text:c="12"/>"Resource": [</text:p>
      <text:p text:style-name="Normal"><text:s text:c="16"/>"arn:aws:s3:::Bucket-Name/*"</text:p>
      <text:p text:style-name="Normal"><text:s text:c="12"/>]</text:p>
      <text:p text:style-name="Normal"><text:s text:c="8"/>}</text:p>
      <text:p text:style-name="Normal"><text:s text:c="4"/>]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az Ahmed</meta:initial-creator>
    <dc:creator>Riaz Ahmed</dc:creator>
    <meta:creation-date>2023-10-14T21:35:00Z</meta:creation-date>
    <dc:date>2023-10-14T21:36:00Z</dc:date>
    <meta:template xlink:href="Normal" xlink:type="simple"/>
    <meta:editing-cycles>1</meta:editing-cycles>
    <meta:editing-duration>PT60S</meta:editing-duration>
    <meta:document-statistic meta:page-count="1" meta:paragraph-count="1" meta:word-count="50" meta:character-count="335" meta:row-count="2" meta:non-whitespace-character-count="286"/>
  </office:meta>
</office:document-meta>
</file>